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size="10pt" officeooo:rsid="000cd67f" officeooo:paragraph-rsid="000cd67f" style:font-size-asian="10pt" style:font-size-complex="10pt"/>
    </style:style>
    <style:style style:name="P2" style:family="paragraph" style:parent-style-name="Standard" style:list-style-name="L1">
      <style:paragraph-properties fo:line-height="100%" fo:text-align="justify" style:justify-single-word="false"/>
      <style:text-properties fo:font-size="10pt" officeooo:rsid="000cd67f" officeooo:paragraph-rsid="000cd67f" style:font-size-asian="10pt" style:font-size-complex="10pt"/>
    </style:style>
    <style:style style:name="P3" style:family="paragraph" style:parent-style-name="Standard">
      <style:paragraph-properties fo:line-height="100%" fo:text-align="justify" style:justify-single-word="false"/>
      <style:text-properties fo:font-size="10pt" style:text-underline-style="solid" style:text-underline-width="auto" style:text-underline-color="font-color" officeooo:rsid="000cd67f" officeooo:paragraph-rsid="000cd67f" style:font-size-asian="10pt" style:font-size-complex="10pt"/>
    </style:style>
    <style:style style:name="P4" style:family="paragraph" style:parent-style-name="Standard">
      <style:paragraph-properties fo:line-height="100%" fo:text-align="center" style:justify-single-word="false"/>
      <style:text-properties fo:font-size="12pt" fo:font-weight="bold" officeooo:rsid="000cd67f" style:font-size-asian="12pt" style:font-weight-asian="bold" style:font-size-complex="12pt" style:font-weight-complex="bold"/>
    </style:style>
    <style:style style:name="P5" style:family="paragraph" style:parent-style-name="Standard">
      <style:paragraph-properties fo:line-height="100%" fo:text-align="center" style:justify-single-word="false"/>
      <style:text-properties officeooo:paragraph-rsid="000cd67f"/>
    </style:style>
    <style:style style:name="P6" style:family="paragraph" style:parent-style-name="Text_20_body" style:list-style-name="L2">
      <style:paragraph-properties fo:line-height="100%" fo:text-align="justify" style:justify-single-word="false"/>
      <style:text-properties fo:font-size="10pt" officeooo:rsid="000ed763" officeooo:paragraph-rsid="000ed763" style:font-size-asian="10pt" style:font-size-complex="10pt"/>
    </style:style>
    <style:style style:name="P7" style:family="paragraph" style:parent-style-name="Text_20_body" style:list-style-name="L3">
      <style:paragraph-properties fo:line-height="100%" fo:text-align="justify" style:justify-single-word="false"/>
      <style:text-properties fo:font-size="10pt" officeooo:rsid="000ed763" officeooo:paragraph-rsid="000ed763" style:font-size-asian="10pt" style:font-size-complex="10pt"/>
    </style:style>
    <style:style style:name="P8" style:family="paragraph" style:parent-style-name="Text_20_body" style:list-style-name="L2">
      <style:paragraph-properties fo:line-height="100%" fo:text-align="justify" style:justify-single-word="false"/>
      <style:text-properties fo:font-size="10pt" officeooo:rsid="0010121d" officeooo:paragraph-rsid="0010121d" style:font-size-asian="10pt" style:font-size-complex="10pt"/>
    </style:style>
    <style:style style:name="P9" style:family="paragraph" style:parent-style-name="Text_20_body" style:list-style-name="L2">
      <style:paragraph-properties fo:line-height="100%" fo:text-align="justify" style:justify-single-word="false"/>
      <style:text-properties fo:font-size="10pt" style:font-size-asian="10pt" style:font-size-complex="10pt"/>
    </style:style>
    <style:style style:name="P10" style:family="paragraph" style:parent-style-name="Text_20_body">
      <style:paragraph-properties fo:line-height="100%" fo:text-align="justify" style:justify-single-word="false"/>
      <style:text-properties fo:font-size="10pt" style:text-underline-style="solid" style:text-underline-width="auto" style:text-underline-color="font-color" officeooo:rsid="000ed763" officeooo:paragraph-rsid="000ed763" style:font-size-asian="10pt" style:font-size-complex="10pt"/>
    </style:style>
    <style:style style:name="P11" style:family="paragraph" style:parent-style-name="Text_20_body" style:list-style-name="L2">
      <style:paragraph-properties fo:line-height="100%" fo:text-align="justify" style:justify-single-word="false"/>
      <style:text-properties officeooo:paragraph-rsid="000dffc9"/>
    </style:style>
    <style:style style:name="T1" style:family="text">
      <style:text-properties officeooo:rsid="000cd67f"/>
    </style:style>
    <style:style style:name="T2" style:family="text">
      <style:text-properties fo:font-weight="bold" style:font-weight-asian="bold" style:font-weight-complex="bold"/>
    </style:style>
    <style:style style:name="T3" style:family="text">
      <style:text-properties fo:font-weight="bold" officeooo:rsid="0010121d" style:font-weight-asian="bold" style:font-weight-complex="bold"/>
    </style:style>
    <style:style style:name="T4" style:family="text">
      <style:text-properties style:font-name="Courier"/>
    </style:style>
    <style:style style:name="T5" style:family="text">
      <style:text-properties style:font-name="Courier" officeooo:rsid="000cd67f"/>
    </style:style>
    <style:style style:name="T6" style:family="text">
      <style:text-properties style:font-name="COURIER" fo:font-size="10pt" style:font-size-asian="10pt" style:font-size-complex="10pt"/>
    </style:style>
    <style:style style:name="T7" style:family="text">
      <style:text-properties style:font-name="COURIER" fo:font-size="10pt" officeooo:rsid="000dffc9" style:font-size-asian="10pt" style:font-size-complex="10pt"/>
    </style:style>
    <style:style style:name="T8" style:family="text">
      <style:text-properties style:font-name="COURIER" fo:font-size="9pt" fo:font-weight="bold" officeooo:rsid="000dffc9" style:font-size-asian="9pt" style:font-weight-asian="bold" style:font-size-complex="9pt" style:font-weight-complex="bold"/>
    </style:style>
    <style:style style:name="T9" style:family="text">
      <style:text-properties fo:font-size="10pt" style:font-size-asian="10pt" style:font-size-complex="10pt"/>
    </style:style>
    <style:style style:name="T10" style:family="text">
      <style:text-properties fo:font-size="10pt" officeooo:rsid="000cd67f" style:font-size-asian="10pt" style:font-size-complex="10pt"/>
    </style:style>
    <style:style style:name="T11" style:family="text">
      <style:text-properties fo:font-size="10pt" officeooo:rsid="000dffc9" style:font-size-asian="10pt" style:font-size-complex="10pt"/>
    </style:style>
    <style:style style:name="T12" style:family="text">
      <style:text-properties fo:font-size="10pt" officeooo:rsid="0010121d" style:font-size-asian="10pt" style:font-size-complex="10pt"/>
    </style:style>
    <style:style style:name="T13" style:family="text">
      <style:text-properties fo:font-size="10pt" fo:font-weight="bold" officeooo:rsid="000dffc9" style:font-size-asian="10pt" style:font-weight-asian="bold" style:font-size-complex="10pt" style:font-weight-complex="bold"/>
    </style:style>
    <style:style style:name="T14" style:family="text">
      <style:text-properties fo:font-size="10pt" fo:font-style="italic" officeooo:rsid="0010121d" style:font-size-asian="10pt" style:font-style-asian="italic" style:font-size-complex="10pt" style:font-style-complex="italic"/>
    </style:style>
    <style:style style:name="T15" style:family="text">
      <style:text-properties officeooo:rsid="0010121d"/>
    </style:style>
    <style:style style:name="T16" style:family="text">
      <style:text-properties officeooo:rsid="0012a3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SC_DEMO.img.gz – what is it?</text:p>
      <text:p text:style-name="P5"><text:span text:style-name="T10">wbirkfellner@gmail.com</text:span><text:span text:style-name="T10"> – tscatm.wordpress.com</text:span></text:p>
      <text:p text:style-name="P1"/>
      <text:p text:style-name="P1"><text:tab/>You are reading this because you apparently have received a rather big file called “TSC_DEMO.img.gz”. This is a demonstrator for the free telescope controller software TSC, written for the Raspberry Pi family of single board computers.</text:p>
      <text:p text:style-name="P1"><text:tab/>This is an image of a 16GB SD-card holding the minimum libraries and a binary copy of the TSC software. It is a demonstrator because all necessary tools for modifying TSC or building the hardware associated with it were removed for saving space. Without the hardware, TSC is a brain without limbs, and therefore its functionality is very limited.</text:p>
      <text:p text:style-name="P1"/>
      <text:p text:style-name="P3">Things that can be done:</text:p>
      <text:list xml:id="list2203070457" text:style-name="L1">
        <text:list-item>
          <text:p text:style-name="P2">Get an idea of the internal functionality of TSC.</text:p>
        </text:list-item>
        <text:list-item>
          <text:p text:style-name="P2">See how TSC integrates into your local network/WLAN.</text:p>
        </text:list-item>
        <text:list-item>
          <text:p text:style-name="P2">Check how it connects to your favourite planetarium program. Denote that a serial connection via USB is only available with the TSC hardware, but connection via WLAN (e. g. via SkySafari or Kstars) is possible. Of course TSC does not move, but if you <text:span text:style-name="T2">Sync</text:span> on an object using the internal catalog, you can at least see little crosshairs hopping around.</text:p>
        </text:list-item>
        <text:list-item>
          <text:p text:style-name="P2">Check whether your camera connects to the internal camera interface of TSC for use with the internal guider or (in the near future) internal platesolving, a functionality under development for use with the new Raspberry Pi 4 family of SBCs.</text:p>
        </text:list-item>
      </text:list>
      <text:p text:style-name="P1"/>
      <text:p text:style-name="P3">How to make an SD card:</text:p>
      <text:list xml:id="list1766940455" text:style-name="L2">
        <text:list-item>
          <text:p text:style-name="P9"><text:span text:style-name="T1">Uncompress the TSC_DEMO.img.gz image. Make sure that you have enough space available on your harddisk, and yes, this takes a while. On Linux, you can simply double-click </text:span><text:span text:style-name="T5">TSC_DEMO.img.gz. </text:span>On other operating systems, the procedure is similar.</text:p>
        </text:list-item>
        <text:list-item>
          <text:p text:style-name="P11"><text:span text:style-name="T11">Make a physical copy on a (fast) 16 GB minimum SD card. On Linux (or Raspian), this is done by typing: <text:line-break/></text:span><text:span text:style-name="T8">sudo dd if=&lt;location of input file&gt; of=&lt;device to write to&gt; bs=8M status=progress</text:span><text:span text:style-name="T13"> </text:span><text:span text:style-name="T11"><text:line-break/></text:span><text:span text:style-name="T7">&lt;device to write to&gt;</text:span><text:span text:style-name="T11"> is the physical location of your SD-card; with an external card reader, this is usually a </text:span><text:span text:style-name="T6">/dev/sd…</text:span><text:span text:style-name="T9"> </text:span><text:span text:style-name="T11">device, an internal card reader can often be found at </text:span><text:span text:style-name="T6">/dev/mmcblk0</text:span><text:span text:style-name="T9">. </text:span><text:span text:style-name="T12">You can also use the </text:span><text:span text:style-name="T14">Disk Image Writer</text:span><text:span text:style-name="T12"> that comes for instance with Ubuntu. </text:span><text:span text:style-name="T11">Writing an SD-card is of course also feasible on other operating systems; for details, check for instance:<text:tab/> <text:line-break/></text:span><text:a xlink:type="simple" xlink:href="https://learn.sparkfun.com/tutorials/sd-cards-and-writing-images/all" text:style-name="Internet_20_link" text:visited-style-name="Visited_20_Internet_20_Link"><text:span text:style-name="T11">https://learn.sparkfun.com/tutorials/sd-cards-and-writing-images/all</text:span></text:a></text:p>
        </text:list-item>
        <text:list-item>
          <text:p text:style-name="P6">Put the SD card into at least a Raspberry Pi 3B, connect a mouse and a HDMI monitor and boot it.</text:p>
        </text:list-item>
        <text:list-item>
          <text:p text:style-name="P8">Synchronize your clock, either by using SkySafari (sse instruct<text:span text:style-name="T16">i</text:span>ons below), or by connecting your Raspberry Pi to an Ethernet cable and wait until a time server signal is received.</text:p>
        </text:list-item>
      </text:list>
      <text:p text:style-name="P10">What you will see:</text:p>
      <text:list xml:id="list3768529169" text:style-name="L3">
        <text:list-item>
          <text:p text:style-name="P7">A warning that no drives are connected. This is ok as no drives are connected.</text:p>
        </text:list-item>
        <text:list-item>
          <text:p text:style-name="P7">After confirmation, TSC will come up. It spawns an autonomous network called <text:span text:style-name="T4">TSCHotspot</text:span>; the password is <text:span text:style-name="T4">TSCRaspi</text:span> – use these credentials to access the LX200 client client via your planetarium program. The IP address to connect to is <text:span text:style-name="T2">192.168.50.5</text:span>, the Port is <text:span text:style-name="T2">49152</text:span>. <text:span text:style-name="T15">Set your location in the </text:span><text:span text:style-name="T3">Location</text:span><text:span text:style-name="T15"> tab, store it using </text:span><text:span text:style-name="T3">Store Data</text:span><text:span text:style-name="T15"> and make sure that your system clock is correct – the TSC hardware has a buffered real-time clock, you don’t have one. On SkySafari, you can synchronize by sending time and location; make sure that the checkbox </text:span><text:span text:style-name="T3">Allow time/position from LX200</text:span><text:span text:style-name="T15"> is checked in the Location tab of TSC. </text:span></text:p>
        </text:list-item>
        <text:list-item>
          <text:p text:style-name="P7">Plug in your camera and go to the <text:span text:style-name="T2">CCD</text:span> tab. Select your camera vendor, click <text:span text:style-name="T2">Start INDI Server</text:span> and <text:span text:style-name="T2">Connect</text:span>. In the next tab (called <text:span text:style-name="T2">Guiding</text:span>), you can now <text:span text:style-name="T2">Expose</text:span> an image an see whether something comes in ther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9:12:31.832821130</meta:creation-date>
    <dc:date>2019-12-20T10:31:12.082952628</dc:date>
    <meta:editing-duration>PT46M26S</meta:editing-duration>
    <meta:editing-cycles>3</meta:editing-cycles>
    <meta:generator>LibreOffice/6.0.7.3$Linux_X86_64 LibreOffice_project/00m0$Build-3</meta:generator>
    <meta:document-statistic meta:table-count="0" meta:image-count="0" meta:object-count="0" meta:page-count="1" meta:paragraph-count="18" meta:word-count="584" meta:character-count="3470" meta:non-whitespace-character-count="2903"/>
  </office:meta>
</office:document-meta>
</file>